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82in"/>
    </style:style>
    <style:style style:name="co4" style:family="table-column">
      <style:table-column-properties fo:break-before="auto" style:column-width="1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DejaVu Sans" style:font-name-complex="DejaVu Sans"/>
    </style:style>
    <style:style style:name="ce2" style:family="table-cell" style:parent-style-name="Default">
      <style:text-properties style:use-window-font-color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Unifont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his is a calculator where you can calculate your own costs</text:p>
          </table:table-cell>
          <table:table-cell table:number-columns-repeated="3"/>
          <table:table-cell office:value-type="string" calcext:value-type="string">
            <text:p>Prices are based on December 25 2024 for Oregon regio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All prices assume you get no bulk discount (cuz if you do then “you” are probably a big company and not a perso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Data (GB)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Assumes you do bulk retrieval, which is cheaper and takes long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tal Number of Objects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Note that GB is GB and not G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years stored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In practice your costs will start out small and increase as you store more and more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mber of times you resto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so the prices will change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Upload costs</text:p>
          </table:table-cell>
          <table:table-cell table:number-columns-repeated="2"/>
          <table:table-cell office:value-type="string" calcext:value-type="string">
            <text:p>Monthly Costs</text:p>
          </table:table-cell>
          <table:table-cell table:number-columns-repeated="2"/>
          <table:table-cell office:value-type="string" calcext:value-type="string">
            <text:p>Retrieval costs</text:p>
          </table:table-cell>
          <table:table-cell table:number-columns-repeated="2"/>
          <table:table-cell office:value-type="string" calcext:value-type="string">
            <text:p>Multi-part upload costs (seperate)</text:p>
          </table:table-cell>
          <table:table-cell/>
        </table:table-row>
        <table:table-row table:style-name="ro1">
          <table:table-cell office:value-type="string" calcext:value-type="string">
            <text:p># of objects uploaded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<text:a xlink:href="https://docs.aws.amazon.com/AmazonS3/latest/userguide/archival-storage.html#before-deciding-to-archive-objects" xlink:type="simple"># of 8KB hot metadatas</text:a>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# of requests</text:p>
          </table:table-cell>
          <table:table-cell table:formula="of:=[.B4]" office:value-type="float" office:value="100" calcext:value-type="float">
            <text:p>100</text:p>
          </table:table-cell>
          <table:table-cell/>
          <table:table-cell office:value-type="string" calcext:value-type="string">
            <text:p>Size of all parts together (GB)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upload cost</text:p>
          </table:table-cell>
          <table:table-cell table:style-name="ce1" table:formula="of:=[.B10]/1000*0.05" office:value-type="float" office:value="0.005" calcext:value-type="float">
            <text:p>0.005</text:p>
          </table:table-cell>
          <table:table-cell/>
          <table:table-cell office:value-type="string" calcext:value-type="string">
            <text:p>hot data (GB)</text:p>
          </table:table-cell>
          <table:table-cell table:formula="of:=[.E10]*8/1000/1000" office:value-type="float" office:value="0.0008" calcext:value-type="float">
            <text:p>0.0008</text:p>
          </table:table-cell>
          <table:table-cell table:number-columns-repeated="4"/>
          <table:table-cell office:value-type="string" calcext:value-type="string">
            <text:p>Internet upload speed (Mbps)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<text:a xlink:href="https://aws.amazon.com/s3/pricing/" xlink:type="simple">Retreival cost (# of requests)</text:a></text:p>
          </table:table-cell>
          <table:table-cell table:style-name="ce1" table:formula="of:=[.H10]/1000*0.025" office:value-type="float" office:value="0.0025" calcext:value-type="float">
            <text:p>0.00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3 Standard</text:p>
          </table:table-cell>
          <table:table-cell table:style-name="ce1" table:formula="of:=[.E11]*0.023" office:value-type="float" office:value="0.0000184" calcext:value-type="float">
            <text:p>0.0000184</text:p>
          </table:table-cell>
          <table:table-cell table:number-columns-repeated="4"/>
          <table:table-cell office:value-type="string" calcext:value-type="string">
            <text:p>Internet upload speed (GB/s)</text:p>
          </table:table-cell>
          <table:table-cell table:formula="of:=[.K11]/8/1000" office:value-type="float" office:value="0.00125" calcext:value-type="float">
            <text:p>0.001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ata requested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Total time (s)</text:p>
          </table:table-cell>
          <table:table-cell table:formula="of:=[.K10]/[.K13]" office:value-type="float" office:value="400000" calcext:value-type="float">
            <text:p>4000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Your cold storage (GB)</text:p>
          </table:table-cell>
          <table:table-cell table:formula="of:=[.B3]" office:value-type="float" office:value="1000" calcext:value-type="float">
            <text:p>1000</text:p>
          </table:table-cell>
          <table:table-cell/>
          <table:table-cell office:value-type="string" calcext:value-type="string">
            <text:p><text:span text:style-name="T1"><text:a xlink:href="https://aws.amazon.com/s3/pricing/" xlink:type="simple">Retrieval cost (per GB)</text:a></text:span></text:p>
          </table:table-cell>
          <table:table-cell table:style-name="ce1" table:formula="of:=[.H14]*0.0025" office:value-type="float" office:value="2.5" calcext:value-type="float">
            <text:p>2.5</text:p>
          </table:table-cell>
          <table:table-cell/>
          <table:table-cell office:value-type="string" calcext:value-type="string">
            <text:p>Total time (mo)</text:p>
          </table:table-cell>
          <table:table-cell table:formula="of:=[.K14]/60/60/24/30.4" office:value-type="float" office:value="0.15229044834308" calcext:value-type="float">
            <text:p>0.152290448343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a xlink:href="https://docs.aws.amazon.com/AmazonS3/latest/userguide/archival-storage.html#before-deciding-to-archive-objects" xlink:type="simple">cold metadata (GB)</text:a></text:p>
          </table:table-cell>
          <table:table-cell table:formula="of:=[.B4]*32/1000/1000" office:value-type="float" office:value="0.0032" calcext:value-type="float">
            <text:p>0.00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otal cold data</text:p>
          </table:table-cell>
          <table:table-cell table:formula="of:=SUM([.E15:.E16])" office:value-type="float" office:value="1000.0032" calcext:value-type="float">
            <text:p>1000.0032</text:p>
          </table:table-cell>
          <table:table-cell/>
          <table:table-cell office:value-type="string" calcext:value-type="string">
            <text:p>GET requests costs</text:p>
          </table:table-cell>
          <table:table-cell table:style-name="ce1" table:formula="of:=[.H10]/1000*0.005" office:value-type="float" office:value="0.0005" calcext:value-type="float">
            <text:p>0.0005</text:p>
          </table:table-cell>
          <table:table-cell/>
          <table:table-cell office:value-type="string" calcext:value-type="string">
            <text:p>S3 Standard</text:p>
          </table:table-cell>
          <table:table-cell table:formula="of:=[.K10]*[.K15]*0.023" office:value-type="float" office:value="1.75134015594542" calcext:value-type="float">
            <text:p>1.7513401559454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3 Glacier Deep Storage</text:p>
          </table:table-cell>
          <table:table-cell table:style-name="ce1" table:formula="of:=[.E17]*0.00099" office:value-type="float" office:value="0.990003168" calcext:value-type="float">
            <text:p>0.99000316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11]" office:value-type="float" office:value="0.005" calcext:value-type="float">
            <text:p>0.005</text:p>
          </table:table-cell>
          <table:table-cell/>
          <table:table-cell office:value-type="string" calcext:value-type="string">
            <text:p>Total </text:p>
          </table:table-cell>
          <table:table-cell table:formula="of:=[.E13]+[.E19]" office:value-type="float" office:value="0.990021568" calcext:value-type="float">
            <text:p>0.990021568</text:p>
          </table:table-cell>
          <table:table-cell/>
          <table:table-cell office:value-type="string" calcext:value-type="string">
            <text:p>Total</text:p>
          </table:table-cell>
          <table:table-cell table:formula="of:=[.H12]+[.H15]+[.H17]" office:value-type="float" office:value="2.503" calcext:value-type="float">
            <text:p>2.50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 table:number-columns-spanned="4" table:number-rows-spanned="1">
            <text:p>Total cost based on number of years and number of times restored</text:p>
          </table:table-cell>
          <table:covered-table-cell table:number-columns-repeated="3"/>
          <table:table-cell table:formula="of:=[.B21]+[.E21]*[.B5]*12+[.H21]*[.B6]" office:value-type="float" office:value="477.71835264" calcext:value-type="float">
            <text:p>477.7183526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napshot upload calculator (assumes that upload time is only affected by internet upload speed and not disk read speed), and that uploads failing and retries does not increase uploa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napshot size (GB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s://www.desmos.com/calculator/vnkwqsfcfc" xlink:type="simple">https://www.desmos.com/calculator/vnkwqsfcfc</text:a>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 of chunks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load speed (Mbps)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Upload costs of chunks</text:p>
          </table:table-cell>
          <table:table-cell table:style-name="ce1" table:formula="of:=[.B27]/1000*0.05" office:value-type="float" office:value="0.005" calcext:value-type="float">
            <text:p>0.0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rage costs of chunks (hot)</text:p>
          </table:table-cell>
          <table:table-cell table:formula="of:=[.B27]*8/1000/1000*0.023*12*[.B5]" office:value-type="float" office:value="0.008832" calcext:value-type="float">
            <text:p>0.008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rage costs of chunks (cold)</text:p>
          </table:table-cell>
          <table:table-cell table:formula="of:=[.B27]*32/1000/1000*0.00099*12*[.B5]" office:value-type="float" office:value="0.00152064" calcext:value-type="float">
            <text:p>0.00152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tore costs (per request)</text:p>
          </table:table-cell>
          <table:table-cell table:style-name="ce2" table:formula="of:=[.B27]/1000*0.025*[.B6]" office:value-type="float" office:value="0.0025" calcext:value-type="float">
            <text:p>0.00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tore costs (per GB)</text:p>
          </table:table-cell>
          <table:table-cell table:formula="of:=[.B27]*32/1000/1000*0.0025*[.B6]" office:value-type="float" office:value="0.000008" calcext:value-type="float">
            <text:p>0.0000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T requests to actually download</text:p>
          </table:table-cell>
          <table:table-cell table:style-name="ce2" table:formula="of:=[.B27]/1000*0.0004*[.B6]" office:value-type="float" office:value="0.00004" calcext:value-type="float">
            <text:p>0.00004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hunk size (GB)</text:p>
          </table:table-cell>
          <table:table-cell table:formula="of:=[.B26]/[.B27]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net upload speed (GB/s)</text:p>
          </table:table-cell>
          <table:table-cell table:formula="of:=[.B28]/8/1000" office:value-type="float" office:value="0.00125" calcext:value-type="float">
            <text:p>0.00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nk upload time (s)</text:p>
          </table:table-cell>
          <table:table-cell table:formula="of:=[.B37]/[.B38]"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pan text:style-name="T1">Chunk upload time</text:span> (mo)</text:p>
          </table:table-cell>
          <table:table-cell table:formula="of:=[.B39]/60/60/24/30.4" office:value-type="float" office:value="0.0015229044834308" calcext:value-type="float">
            <text:p>0.00152290448343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unk upload cost</text:p>
          </table:table-cell>
          <table:table-cell table:formula="of:=[.B37]*[.B40]*0.023" office:value-type="float" office:value="0.000175134015594542" calcext:value-type="float">
            <text:p>0.0001751340155945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ipart storage cost</text:p>
          </table:table-cell>
          <table:table-cell table:formula="of:=[.B41]*[.B27]" office:value-type="float" office:value="0.0175134015594542" calcext:value-type="float">
            <text:p>0.017513401559454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otal cost of uploading the snapshot, not including cold data storage and retrieval of the actual data itself</text:p>
          </table:table-cell>
          <table:table-cell table:formula="of:=SUM([.B30:.B35];[.B42])" office:value-type="float" office:value="0.0354140415594542" calcext:value-type="float">
            <text:p>0.0354140415594542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23:13:16.668642426</meta:creation-date>
    <dc:date>2024-12-29T09:04:54.969767126</dc:date>
    <meta:editing-duration>PT1H9M54S</meta:editing-duration>
    <meta:editing-cycles>5</meta:editing-cycles>
    <meta:generator>LibreOffice/24.2.7.2$Linux_X86_64 LibreOffice_project/420$Build-2</meta:generator>
    <meta:document-statistic meta:table-count="1" meta:cell-count="101" meta:object-count="0"/>
  </office:meta>
</office:document-meta>
</file>